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245d" officeooo:paragraph-rsid="001624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File: Makefile</text:p>
      <text:p text:style-name="P1"># Class: CS 215 <text:s text:c="19"/># Instructor: Dr. Deborah Hwang</text:p>
      <text:p text:style-name="P1"># Assignment: <text:s text:c="8"/>SetCard <text:s text:c="5"/># Date assigned: 2/3/2017</text:p>
      <text:p text:style-name="P1"># Programmer: Kunal Mukherjee <text:s text:c="5"/># Date completed: 2/8/2017</text:p>
      <text:p text:style-name="P1"/>
      <text:p text:style-name="P1">settester: setcard.o settester.o #links the objects files into executable</text:p>
      <text:p text:style-name="P1"><text:tab/>clang++ -Wall setcard.o settester.o -o settester</text:p>
      <text:p text:style-name="P1"/>
      <text:p text:style-name="P1">setcard.o: setcard.cpp setcard.h</text:p>
      <text:p text:style-name="P1"><text:tab/>clang++ -Wall -c setcard.cpp</text:p>
      <text:p text:style-name="P1"/>
      <text:p text:style-name="P1">settester.o: settester.cpp setcard.h</text:p>
      <text:p text:style-name="P1"><text:tab/>clang++ -Wall -c settester.cpp</text:p>
      <text:p text:style-name="P1"/>
      <text:p text:style-name="P1">submit.tar: Makefile setcard.h setcard.cpp settester.cpp</text:p>
      <text:p text:style-name="P1"><text:tab/>tar -cvf submit.tar Makefile setcard.h setcard.cpp settester.cp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18:17:51.064239751</meta:creation-date>
    <dc:date>2017-02-12T18:20:50.629182033</dc:date>
    <meta:editing-duration>PT3M</meta:editing-duration>
    <meta:editing-cycles>1</meta:editing-cycles>
    <meta:document-statistic meta:table-count="0" meta:image-count="0" meta:object-count="0" meta:page-count="1" meta:paragraph-count="12" meta:word-count="68" meta:character-count="574" meta:non-whitespace-character-count="477"/>
    <meta:generator>LibreOffice/5.1.4.2$Linux_X86_64 LibreOffice_project/10m0$Build-2</meta:generator>
  </office:meta>
</office:document-meta>
</file>